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e484" officeooo:paragraph-rsid="000ee484"/>
    </style:style>
    <style:style style:name="P2" style:family="paragraph" style:parent-style-name="Standard">
      <style:text-properties officeooo:rsid="0010cc96" officeooo:paragraph-rsid="0010cc96"/>
    </style:style>
    <style:style style:name="P3" style:family="paragraph" style:parent-style-name="Standard">
      <style:text-properties officeooo:rsid="0010d441" officeooo:paragraph-rsid="0010d441"/>
    </style:style>
    <style:style style:name="P4" style:family="paragraph" style:parent-style-name="Standard">
      <style:text-properties officeooo:rsid="0010d441" officeooo:paragraph-rsid="0011c532"/>
    </style:style>
    <style:style style:name="P5" style:family="paragraph" style:parent-style-name="Standard">
      <style:text-properties officeooo:rsid="00115112" officeooo:paragraph-rsid="00115112"/>
    </style:style>
    <style:style style:name="P6" style:family="paragraph" style:parent-style-name="Standard">
      <style:text-properties officeooo:rsid="0011c532" officeooo:paragraph-rsid="0011c532"/>
    </style:style>
    <style:style style:name="P7" style:family="paragraph" style:parent-style-name="Standard" style:list-style-name="L1">
      <style:text-properties officeooo:rsid="000ee484" officeooo:paragraph-rsid="000ee484"/>
    </style:style>
    <style:style style:name="P8" style:family="paragraph" style:parent-style-name="Standard" style:list-style-name="L2">
      <style:text-properties officeooo:rsid="0010cc96" officeooo:paragraph-rsid="0010cc96"/>
    </style:style>
    <style:style style:name="P9" style:family="paragraph" style:parent-style-name="Standard" style:list-style-name="L3">
      <style:text-properties officeooo:rsid="0010cc96" officeooo:paragraph-rsid="0010cc96"/>
    </style:style>
    <style:style style:name="P10" style:family="paragraph" style:parent-style-name="Standard" style:list-style-name="L4">
      <style:text-properties officeooo:rsid="0011c532" officeooo:paragraph-rsid="0011c532"/>
    </style:style>
    <style:style style:name="P11" style:family="paragraph" style:parent-style-name="Standard" style:list-style-name="L4">
      <style:text-properties officeooo:rsid="00124964" officeooo:paragraph-rsid="00124964"/>
    </style:style>
    <style:style style:name="P12" style:family="paragraph" style:parent-style-name="Standard">
      <style:text-properties officeooo:rsid="0010d441" officeooo:paragraph-rsid="00115112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61ef3" officeooo:paragraph-rsid="00161ef3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153986" officeooo:paragraph-rsid="00153986"/>
    </style:style>
    <style:style style:name="P15" style:family="paragraph" style:parent-style-name="Table_20_Contents">
      <style:text-properties officeooo:rsid="0015b27b" officeooo:paragraph-rsid="0015b27b"/>
    </style:style>
    <style:style style:name="P16" style:family="paragraph" style:parent-style-name="Table_20_Contents">
      <style:text-properties officeooo:rsid="00160669" officeooo:paragraph-rsid="00160669"/>
    </style:style>
    <style:style style:name="P17" style:family="paragraph" style:parent-style-name="Table_20_Contents">
      <style:text-properties officeooo:rsid="00161ef3" officeooo:paragraph-rsid="00161ef3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53986" officeooo:paragraph-rsid="0015398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5b27b" officeooo:paragraph-rsid="0015b27b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tyle="normal" fo:font-weight="bold" officeooo:rsid="00153986" officeooo:paragraph-rsid="00153986" style:font-style-asian="normal" style:font-weight-asian="bold" style:font-style-complex="normal" style:font-weight-complex="bold"/>
    </style:style>
    <style:style style:name="T1" style:family="text">
      <style:text-properties officeooo:rsid="0011c532"/>
    </style:style>
    <style:style style:name="T2" style:family="text">
      <style:text-properties officeooo:rsid="00160669"/>
    </style:style>
    <style:style style:name="T3" style:family="text">
      <style:text-properties officeooo:rsid="00161e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magania funkcjonalne:</text:p>
      <text:p text:style-name="P1">1. Moduł Klienta</text:p>
      <text:p text:style-name="P1">2. Moduł Administratora</text:p>
      <text:p text:style-name="P2">3. Moduł Systemu</text:p>
      <text:p text:style-name="P1"/>
      <text:p text:style-name="P1">Ad 1. Moduł Klienta</text:p>
      <text:list xml:id="list1103720475" text:style-name="L1">
        <text:list-item>
          <text:p text:style-name="P7">Składanie rezerwacji przez klienta</text:p>
        </text:list-item>
        <text:list-item>
          <text:p text:style-name="P7">Usuwanie rezerwacji przez klienta zarejestrowanego</text:p>
        </text:list-item>
        <text:list-item>
          <text:p text:style-name="P7">Modyfikowanie rezerwacji przez klienta zarejestrowanego</text:p>
        </text:list-item>
        <text:list-item>
          <text:p text:style-name="P7">Logowanie</text:p>
        </text:list-item>
        <text:list-item>
          <text:p text:style-name="P7">Rejestracja</text:p>
        </text:list-item>
        <text:list-item>
          <text:p text:style-name="P7">Wylogowanie</text:p>
        </text:list-item>
        <text:list-item>
          <text:p text:style-name="P7">Modyfikowanie danych konta</text:p>
        </text:list-item>
        <text:list-item>
          <text:p text:style-name="P7">Opłacanie rezerwacji</text:p>
        </text:list-item>
        <text:list-item>
          <text:p text:style-name="P7">Przeglądanie rezerwacji</text:p>
        </text:list-item>
        <text:list-item>
          <text:p text:style-name="P7">Przeglądanie typów pokojów</text:p>
        </text:list-item>
      </text:list>
      <text:p text:style-name="P2"/>
      <text:p text:style-name="P2">Ad 2. Moduł Administratora</text:p>
      <text:list xml:id="list373262636" text:style-name="L2">
        <text:list-item>
          <text:p text:style-name="P8">Przeglądanie rezerwacji</text:p>
        </text:list-item>
        <text:list-item>
          <text:p text:style-name="P8">Logowanie</text:p>
        </text:list-item>
        <text:list-item>
          <text:p text:style-name="P8">Wylogowanie</text:p>
        </text:list-item>
        <text:list-item>
          <text:p text:style-name="P8">Modyfikowanie danych administratora</text:p>
        </text:list-item>
        <text:list-item>
          <text:p text:style-name="P8">Dodanie pokoju</text:p>
        </text:list-item>
        <text:list-item>
          <text:p text:style-name="P8">Dodanie typu pokoju</text:p>
        </text:list-item>
        <text:list-item>
          <text:p text:style-name="P8">Modyfikowanie typu pokoju</text:p>
        </text:list-item>
        <text:list-item>
          <text:p text:style-name="P8">Usunięcie rezerwacji</text:p>
        </text:list-item>
      </text:list>
      <text:p text:style-name="P2"/>
      <text:p text:style-name="P2">Ad 3. Moduł Systemu</text:p>
      <text:list xml:id="list1625454165" text:style-name="L3">
        <text:list-item>
          <text:p text:style-name="P9">Po odpowiednim czasie usunąć rezerwacje nieopłaconą</text:p>
        </text:list-item>
        <text:list-item>
          <text:p text:style-name="P9">Po odpowiednim czasie wysłać email z informacją o nieopłaconej rezerwacji </text:p>
        </text:list-item>
        <text:list-item>
          <text:p text:style-name="P9">Po rezerwacji wysłać powtwierdzenie rezerwacji </text:p>
        </text:list-item>
        <text:list-item>
          <text:p text:style-name="P9">Po rezerwacji system rezerwuje konkretny pokój</text:p>
        </text:list-item>
      </text:list>
      <text:p text:style-name="P2"/>
      <text:p text:style-name="P2"/>
      <text:p text:style-name="P6">Wymagania niefunkcjonalne:</text:p>
      <text:list xml:id="list1679757737" text:style-name="L4">
        <text:list-item>
          <text:p text:style-name="P10">System powinien wykonywać x operacji na sekundę</text:p>
        </text:list-item>
        <text:list-item>
          <text:p text:style-name="P11">Zastosowanie wydajnej struktury danych do przechowywania bazy</text:p>
        </text:list-item>
        <text:list-item>
          <text:p text:style-name="P11">Odpowiednio zaimplementowane indeksy</text:p>
        </text:list-item>
        <text:list-item>
          <text:p text:style-name="P11">Ergonamia triggerów</text:p>
        </text:list-item>
        <text:list-item>
          <text:p text:style-name="P11">Operacja rezerwacji jest atomowa, spójna i izolowana</text:p>
        </text:list-item>
        <text:list-item>
          <text:p text:style-name="P10">System powinien mieć możliwość przechowywania dowolnej liczby użytkowników, rezerwacji, pokojów, typów pokojów i pozostałych elementów.</text:p>
        </text:list-item>
        <text:list-item>
          <text:p text:style-name="P10">Baza powinna być zainstalowana na odpowiednim serwerze</text:p>
        </text:list-item>
        <text:list-item>
          <text:p text:style-name="P10">W razie awarii nie tracimy danych bo przechowujemy je na równoległych serwerach (RAID automatycznie zapisuje dane na dwóch serwerach)</text:p>
        </text:list-item>
        <text:list-item>
          <text:p text:style-name="P11">Przechowujemy hashe haseł</text:p>
        </text:list-item>
        <text:list-item>
          <text:p text:style-name="P11">Czytelny interfejs użytkownika</text:p>
        </text:list-item>
        <text:list-item>
          <text:p text:style-name="P11">Łatwy w obsłudze interfejs użytkownika</text:p>
        </text:list-item>
        <text:list-item>
          <text:p text:style-name="P11">Intuicyjnie pogrupowane funkcje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Kiedy użytkownik składa rezerwacje na pokój sprawdzamy selectem po kluczu obcym room_type czy jak to się tam nazywa ,w tabeli room a w wyniku otrzymujemy liste pokojów i względem tego pokoju</text:p>
      <text:p text:style-name="P3"/>
      <text:p text:style-name="P6">CREATE VIEW selected_rooms AS </text:p>
      <text:p text:style-name="P4">SELECT(room_no) FROM <text:span text:style-name="T1">room </text:span>JOIN room_type ON <text:span text:style-name="T1">room</text:span>.type_id == room_type.type_id WHERE odczytany typ pokoju z składanej rezerwacji == type_id</text:p>
      <text:p text:style-name="P4"/>
      <text:p text:style-name="P5">SELECT(room_no) FROM <text:span text:style-name="T1">selected_rooms</text:span> JOIN reservation on <text:span text:style-name="T1">selected_rooms</text:span>.room_no == reservation.room_no</text:p>
      <text:p text:style-name="P5">WHERE (NOT (pobrana.arrival_date &lt; reservation.departure_date AND pobrana.arrival_date &gt; reservation.arrival_date))</text:p>
      <text:p text:style-name="P12"/>
      <text:p text:style-name="P13">OPIS ENCJIII</text:p>
      <text:p text:style-name="P3"/>
      <table:table table:name="Table1" table:style-name="Table1">
        <table:table-column table:style-name="Table1.A" table:number-columns-repeated="4"/>
        <table:table-row>
          <table:table-cell table:style-name="Table1.A1" table:number-columns-spanned="4" office:value-type="string">
            <text:p text:style-name="P18">Custom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customer_id</text:p>
          </table:table-cell>
          <table:table-cell table:style-name="Table1.A2" office:value-type="string">
            <text:p text:style-name="P15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Identyfikator danego customera</text:p>
          </table:table-cell>
        </table:table-row>
        <table:table-row>
          <table:table-cell table:style-name="Table1.A2" office:value-type="string">
            <text:p text:style-name="P14">first_name</text:p>
          </table:table-cell>
          <table:table-cell table:style-name="Table1.A2" office:value-type="string">
            <text:p text:style-name="P15">VARCHAR(20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Imię customera</text:p>
          </table:table-cell>
        </table:table-row>
        <table:table-row>
          <table:table-cell table:style-name="Table1.A2" office:value-type="string">
            <text:p text:style-name="P14">last_name</text:p>
          </table:table-cell>
          <table:table-cell table:style-name="Table1.A2" office:value-type="string">
            <text:p text:style-name="P15">VARCHAR(30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Nazwisko customera</text:p>
          </table:table-cell>
        </table:table-row>
        <table:table-row>
          <table:table-cell table:style-name="Table1.A2" office:value-type="string">
            <text:p text:style-name="P14">country</text:p>
          </table:table-cell>
          <table:table-cell table:style-name="Table1.A2" office:value-type="string">
            <text:p text:style-name="P15">VARCHAR(40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Kraj pochodzenia customera</text:p>
          </table:table-cell>
        </table:table-row>
        <table:table-row>
          <table:table-cell table:style-name="Table1.A2" office:value-type="string">
            <text:p text:style-name="P14">city</text:p>
          </table:table-cell>
          <table:table-cell table:style-name="Table1.A2" office:value-type="string">
            <text:p text:style-name="P15">VARCHAR(20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Miasto zamieszkania customera</text:p>
          </table:table-cell>
        </table:table-row>
        <table:table-row>
          <table:table-cell table:style-name="Table1.A2" office:value-type="string">
            <text:p text:style-name="P14">street</text:p>
          </table:table-cell>
          <table:table-cell table:style-name="Table1.A2" office:value-type="string">
            <text:p text:style-name="P15">VARCHAR(30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Ulica zamieszkana przez customera</text:p>
          </table:table-cell>
        </table:table-row>
        <table:table-row>
          <table:table-cell table:style-name="Table1.A2" office:value-type="string">
            <text:p text:style-name="P14">home_no</text:p>
          </table:table-cell>
          <table:table-cell table:style-name="Table1.A2" office:value-type="string">
            <text:p text:style-name="P15">INT(4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Numer domu zamieszkanego przez customera // ewentualnie wszystko to adres korespondencyjny</text:p>
          </table:table-cell>
        </table:table-row>
        <table:table-row>
          <table:table-cell table:style-name="Table1.A2" office:value-type="string">
            <text:p text:style-name="P14">zip_code</text:p>
          </table:table-cell>
          <table:table-cell table:style-name="Table1.A2" office:value-type="string">
            <text:p text:style-name="P15">INT(5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Kod pocztowy customera</text:p>
          </table:table-cell>
        </table:table-row>
        <table:table-row>
          <table:table-cell table:style-name="Table1.A2" office:value-type="string">
            <text:p text:style-name="P14">contact_no</text:p>
          </table:table-cell>
          <table:table-cell table:style-name="Table1.A2" office:value-type="string">
            <text:p text:style-name="P15">INT(11) </text:p>
          </table:table-cell>
          <table:table-cell table:style-name="Table1.A2" office:value-type="string">
            <text:p text:style-name="P15">Np 48 123 456 789</text:p>
          </table:table-cell>
          <table:table-cell table:style-name="Table1.D2" office:value-type="string">
            <text:p text:style-name="P16">Numer telefonu customera</text:p>
          </table:table-cell>
        </table:table-row>
        <table:table-row>
          <table:table-cell table:style-name="Table1.A2" office:value-type="string">
            <text:p text:style-name="P14">email</text:p>
          </table:table-cell>
          <table:table-cell table:style-name="Table1.A2" office:value-type="string">
            <text:p text:style-name="P15">VARCHAR(25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Email customera</text:p>
          </table:table-cell>
        </table:table-row>
        <table:table-row>
          <table:table-cell table:style-name="Table1.A2" office:value-type="string">
            <text:p text:style-name="P14">credit_card_no</text:p>
          </table:table-cell>
          <table:table-cell table:style-name="Table1.A2" office:value-type="string">
            <text:p text:style-name="P15">INT(16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Numer karty customera</text:p>
          </table:table-cell>
        </table:table-row>
        <table:table-row>
          <table:table-cell table:style-name="Table1.A2" office:value-type="string">
            <text:p text:style-name="P14">username</text:p>
          </table:table-cell>
          <table:table-cell table:style-name="Table1.A2" office:value-type="string">
            <text:p text:style-name="P15">VARCHAR(20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Login customera</text:p>
          </table:table-cell>
        </table:table-row>
        <table:table-row>
          <table:table-cell table:style-name="Table1.A2" office:value-type="string">
            <text:p text:style-name="P14">password</text:p>
          </table:table-cell>
          <table:table-cell table:style-name="Table1.A2" office:value-type="string">
            <text:p text:style-name="P15">VARCHAR(20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Hasło customera</text:p>
          </table:table-cell>
        </table:table-row>
        <table:table-row>
          <table:table-cell table:style-name="Table1.D2" table:number-columns-spanned="4" office:value-type="string">
            <text:p text:style-name="P20">Cancelatio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raw_id</text:p>
          </table:table-cell>
          <table:table-cell table:style-name="Table1.A2" office:value-type="string">
            <text:p text:style-name="P15">INT, <text:span text:style-name="T2">NOT NULL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Identyfikator odwołania</text:p>
          </table:table-cell>
        </table:table-row>
        <table:table-row>
          <table:table-cell table:style-name="Table1.A2" office:value-type="string">
            <text:p text:style-name="P14">payment_id (FK)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zrozumiałe</text:p>
          </table:table-cell>
        </table:table-row>
        <table:table-row>
          <table:table-cell table:style-name="Table1.A2" office:value-type="string">
            <text:p text:style-name="P14">customer_id (FK)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zrozumiałe</text:p>
          </table:table-cell>
        </table:table-row>
        <table:table-row>
          <table:table-cell table:style-name="Table1.D2" table:number-columns-spanned="4" office:value-type="string">
            <text:p text:style-name="P18">Reservatio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reservation_id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Identyfikator rezerwacji</text:p>
          </table:table-cell>
        </table:table-row>
        <text:soft-page-break/>
        <table:table-row>
          <table:table-cell table:style-name="Table1.A2" office:value-type="string">
            <text:p text:style-name="P14">guest_no</text:p>
          </table:table-cell>
          <table:table-cell table:style-name="Table1.A2" office:value-type="string">
            <text:p text:style-name="P16">INT(3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Liczba gosci w ramach jednej rezerwacji</text:p>
          </table:table-cell>
        </table:table-row>
        <table:table-row>
          <table:table-cell table:style-name="Table1.A2" office:value-type="string">
            <text:p text:style-name="P14">arrival_date</text:p>
          </table:table-cell>
          <table:table-cell table:style-name="Table1.A2" office:value-type="string">
            <text:p text:style-name="P16">DATE(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Data przyjazdu</text:p>
          </table:table-cell>
        </table:table-row>
        <table:table-row>
          <table:table-cell table:style-name="Table1.A2" office:value-type="string">
            <text:p text:style-name="P14">departure_date</text:p>
          </table:table-cell>
          <table:table-cell table:style-name="Table1.A2" office:value-type="string">
            <text:p text:style-name="P16">DATE(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Data wyjazdu</text:p>
          </table:table-cell>
        </table:table-row>
        <table:table-row>
          <table:table-cell table:style-name="Table1.A2" office:value-type="string">
            <text:p text:style-name="P14">reservation_status</text:p>
          </table:table-cell>
          <table:table-cell table:style-name="Table1.A2" office:value-type="string">
            <text:p text:style-name="P16">INT(1)</text:p>
          </table:table-cell>
          <table:table-cell table:style-name="Table1.A2" office:value-type="string">
            <text:p text:style-name="P16">Czy przed, czy po czy w trakcie, czy anulowana</text:p>
          </table:table-cell>
          <table:table-cell table:style-name="Table1.D2" office:value-type="string">
            <text:p text:style-name="P16">Status rezerwacji - &gt; Chodzi mi o to co jest po lewej </text:p>
          </table:table-cell>
        </table:table-row>
        <table:table-row>
          <table:table-cell table:style-name="Table1.A2" office:value-type="string">
            <text:p text:style-name="P14">room_no (FK)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zrozumiałe</text:p>
          </table:table-cell>
        </table:table-row>
        <table:table-row>
          <table:table-cell table:style-name="Table1.A2" office:value-type="string">
            <text:p text:style-name="P15">user_id (FK)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zrozumiałe</text:p>
          </table:table-cell>
        </table:table-row>
        <table:table-row>
          <table:table-cell table:style-name="Table1.A2" office:value-type="string">
            <text:p text:style-name="P15">customer_id (FK)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zrozumiałe</text:p>
          </table:table-cell>
        </table:table-row>
        <table:table-row>
          <table:table-cell table:style-name="Table1.D2" table:number-columns-spanned="4" office:value-type="string">
            <text:p text:style-name="P19">Paymen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>payment_id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6">Identyfikator płatności</text:p>
          </table:table-cell>
        </table:table-row>
        <table:table-row>
          <table:table-cell table:style-name="Table1.A2" office:value-type="string">
            <text:p text:style-name="P15">amount</text:p>
          </table:table-cell>
          <table:table-cell table:style-name="Table1.A2" office:value-type="string">
            <text:p text:style-name="P16">FLOAT(5,2)</text:p>
          </table:table-cell>
          <table:table-cell table:style-name="Table1.A2" office:value-type="string">
            <text:p text:style-name="P16">Znaczy, że pieć miejsc na złotówki <text:s/>i 2 na grosze, nie wiem czy poprawnie to napisałem</text:p>
          </table:table-cell>
          <table:table-cell table:style-name="Table1.D2" office:value-type="string">
            <text:p text:style-name="P16">Ilość pieniędzy wpłacona w ramach danej płatności</text:p>
          </table:table-cell>
        </table:table-row>
        <table:table-row>
          <table:table-cell table:style-name="Table1.A2" office:value-type="string">
            <text:p text:style-name="P15">customer_id (FK)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zrozumiałe</text:p>
          </table:table-cell>
        </table:table-row>
        <table:table-row>
          <table:table-cell table:style-name="Table1.A2" office:value-type="string">
            <text:p text:style-name="P15">reservation_id (FK)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zrozumiałe</text:p>
          </table:table-cell>
        </table:table-row>
        <table:table-row>
          <table:table-cell table:style-name="Table1.D2" table:number-columns-spanned="4" office:value-type="string">
            <text:p text:style-name="P19">Room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>room_no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Numer pokoju</text:p>
          </table:table-cell>
        </table:table-row>
        <table:table-row>
          <table:table-cell table:style-name="Table1.A2" office:value-type="string">
            <text:p text:style-name="P15">room_type</text:p>
          </table:table-cell>
          <table:table-cell table:style-name="Table1.A2" office:value-type="string">
            <text:p text:style-name="P16">VARCHAR(20)</text:p>
          </table:table-cell>
          <table:table-cell table:style-name="Table1.A2" office:value-type="string">
            <text:p text:style-name="P16">Czy to potrzebne, jak mamy type ID ? </text:p>
          </table:table-cell>
          <table:table-cell table:style-name="Table1.D2" office:value-type="string">
            <text:p text:style-name="P16">Typ pokoju ?? napewno potrzebne ???</text:p>
          </table:table-cell>
        </table:table-row>
        <table:table-row>
          <table:table-cell table:style-name="Table1.A2" office:value-type="string">
            <text:p text:style-name="P15">user_id (FK)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zrozumiałe</text:p>
          </table:table-cell>
        </table:table-row>
        <table:table-row>
          <table:table-cell table:style-name="Table1.A2" office:value-type="string">
            <text:p text:style-name="P15">type_id (FK)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zrozumiałę</text:p>
          </table:table-cell>
        </table:table-row>
        <table:table-row>
          <table:table-cell table:style-name="Table1.D2" table:number-columns-spanned="4" office:value-type="string">
            <text:p text:style-name="P19">System_operato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>user_id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Identyfikator operatora systemu</text:p>
          </table:table-cell>
        </table:table-row>
        <table:table-row>
          <table:table-cell table:style-name="Table1.A2" office:value-type="string">
            <text:p text:style-name="P15">username</text:p>
          </table:table-cell>
          <table:table-cell table:style-name="Table1.A2" office:value-type="string">
            <text:p text:style-name="P16">VARCHAR(20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Login operatora</text:p>
          </table:table-cell>
        </table:table-row>
        <table:table-row>
          <table:table-cell table:style-name="Table1.A2" office:value-type="string">
            <text:p text:style-name="P15">password</text:p>
          </table:table-cell>
          <table:table-cell table:style-name="Table1.A2" office:value-type="string">
            <text:p text:style-name="P16">VARCHAR(20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Hasło operatora</text:p>
          </table:table-cell>
        </table:table-row>
        <table:table-row>
          <table:table-cell table:style-name="Table1.A2" office:value-type="string">
            <text:p text:style-name="P15">email</text:p>
          </table:table-cell>
          <table:table-cell table:style-name="Table1.A2" office:value-type="string">
            <text:p text:style-name="P16">VARCHAR(25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6">Email operatora</text:p>
          </table:table-cell>
        </table:table-row>
        <table:table-row>
          <table:table-cell table:style-name="Table1.A2" office:value-type="string">
            <text:p text:style-name="P15">user_level</text:p>
          </table:table-cell>
          <table:table-cell table:style-name="Table1.A2" office:value-type="string">
            <text:p text:style-name="P16">BOOLEAN</text:p>
          </table:table-cell>
          <table:table-cell table:style-name="Table1.A2" office:value-type="string">
            <text:p text:style-name="P16">Do zddecydowania czy admin czy zwykły operator</text:p>
          </table:table-cell>
          <table:table-cell table:style-name="Table1.D2" office:value-type="string">
            <text:p text:style-name="P16">Level operatora <text:span text:style-name="T3">czy admin czy operator</text:span></text:p>
          </table:table-cell>
        </table:table-row>
        <table:table-row>
          <table:table-cell table:style-name="Table1.D2" table:number-columns-spanned="4" office:value-type="string">
            <text:p text:style-name="P19">Room_type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5">type_id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Identyfikator typu pokoju</text:p>
          </table:table-cell>
        </table:table-row>
        <table:table-row>
          <table:table-cell table:style-name="Table1.A2" office:value-type="string">
            <text:p text:style-name="P15">name</text:p>
          </table:table-cell>
          <table:table-cell table:style-name="Table1.A2" office:value-type="string">
            <text:p text:style-name="P16">VARCHAR(25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Nazwa typu pokoju</text:p>
          </table:table-cell>
        </table:table-row>
        <table:table-row>
          <table:table-cell table:style-name="Table1.A2" office:value-type="string">
            <text:p text:style-name="P15">max_guests</text:p>
          </table:table-cell>
          <table:table-cell table:style-name="Table1.A2" office:value-type="string">
            <text:p text:style-name="P16">INT(2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Maksymalna liczba gości w danym typie pokoju</text:p>
          </table:table-cell>
        </table:table-row>
        <table:table-row>
          <table:table-cell table:style-name="Table1.A2" office:value-type="string">
            <text:p text:style-name="P15">total_rooms</text:p>
          </table:table-cell>
          <table:table-cell table:style-name="Table1.A2" office:value-type="string">
            <text:p text:style-name="P16">INT(3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Liczba pokoi danego typu</text:p>
          </table:table-cell>
        </table:table-row>
        <table:table-row>
          <table:table-cell table:style-name="Table1.A2" office:value-type="string">
            <text:p text:style-name="P15">room_price</text:p>
          </table:table-cell>
          <table:table-cell table:style-name="Table1.A2" office:value-type="string">
            <text:p text:style-name="P16">FLOAT(5,2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Cena danego typu pokoju</text:p>
          </table:table-cell>
        </table:table-row>
        <text:soft-page-break/>
        <table:table-row>
          <table:table-cell table:style-name="Table1.A2" office:value-type="string">
            <text:p text:style-name="P15">description</text:p>
          </table:table-cell>
          <table:table-cell table:style-name="Table1.A2" office:value-type="string">
            <text:p text:style-name="P16">VARCHAR(200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Opis typu pokoju</text:p>
          </table:table-cell>
        </table:table-row>
        <table:table-row>
          <table:table-cell table:style-name="Table1.A2" office:value-type="string">
            <text:p text:style-name="P15">user_id (FK)</text:p>
          </table:table-cell>
          <table:table-cell table:style-name="Table1.A2" office:value-type="string">
            <text:p text:style-name="P16">INT, NOT NUL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7">zrozumiał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25:12.911310830</meta:creation-date>
    <dc:date>2017-11-23T13:37:55.989901502</dc:date>
    <meta:editing-duration>PT10M17S</meta:editing-duration>
    <meta:editing-cycles>2</meta:editing-cycles>
    <meta:generator>LibreOffice/5.4.3.2$Linux_X86_64 LibreOffice_project/40$Build-2</meta:generator>
    <meta:document-statistic meta:table-count="1" meta:image-count="0" meta:object-count="0" meta:page-count="4" meta:paragraph-count="192" meta:word-count="603" meta:character-count="4333" meta:non-whitespace-character-count="3949"/>
  </office:meta>
</office:document-meta>
</file>